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Heading_20_1">
      <style:text-properties fo:font-size="14pt" style:font-size-asian="14pt" style:font-size-complex="14pt"/>
    </style:style>
    <style:style style:name="P3" style:family="paragraph" style:parent-style-name="Heading_20_3">
      <style:text-properties officeooo:paragraph-rsid="0015f83c"/>
    </style:style>
    <style:style style:name="P4" style:family="paragraph" style:parent-style-name="Standard" style:list-style-name="List_20_1"/>
    <style:style style:name="P5" style:family="paragraph" style:parent-style-name="Standard" style:list-style-name="List_20_1">
      <style:text-properties officeooo:rsid="0015f83c" officeooo:paragraph-rsid="0015f83c"/>
    </style:style>
    <style:style style:name="T1" style:family="text">
      <style:text-properties officeooo:rsid="0014b4d6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officeooo:rsid="0015f83c"/>
    </style:style>
    <style:style style:name="T4" style:family="text">
      <style:text-properties officeooo:rsid="001799a1"/>
    </style:style>
    <style:style style:name="T5" style:family="text">
      <style:text-properties officeooo:rsid="0019c6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vin Bell</text:p>
      <text:p text:style-name="P1">1954 View Drive South Weber, Utah</text:p>
      <text:p text:style-name="P1">801-920-7273</text:p>
      <text:p text:style-name="P1">calvintbell@hotmail.com</text:p>
      <text:h text:style-name="Heading_20_3" text:outline-level="3">Goal</text:h>
      <text:list xml:id="list928201241" text:style-name="List_20_1">
        <text:list-item>
          <text:p text:style-name="P4">To <text:span text:style-name="T5">learn the field of Software Design/Engineer by getting a summer internship.</text:span></text:p>
        </text:list-item>
      </text:list>
      <text:h text:style-name="Heading_20_3" text:outline-level="3">Education</text:h>
      <text:p text:style-name="Standard"><text:s text:c="4"/>• Northridge High School Graduate -3.991 GPA- <text:s/>including 15 college level classes</text:p>
      <text:p text:style-name="Standard"><text:s text:c="4"/>• 33 on ACT</text:p>
      <text:p text:style-name="Standard"><text:s text:c="4"/>• 34 on Reading section, and 35 on Math section of ACT</text:p>
      <text:p text:style-name="Standard"><text:s text:c="4"/>• High Honor Roll for 6 years</text:p>
      <text:p text:style-name="Standard"><text:s text:c="4"/>• Graduated Northridge High School 2019</text:p>
      <text:p text:style-name="Standard"><text:s text:c="4"/>• Studied at DATC about Automation &amp; Robotics</text:p>
      <text:p text:style-name="Standard"><text:s text:c="4"/>• <text:span text:style-name="T1">Currently a freshman at Utah State University </text:span><text:span text:style-name="T4">(Completed: CS1400; In Progress CS1410 &amp;1440)</text:span></text:p>
      <text:list xml:id="list153047015422960" text:continue-numbering="true" text:style-name="List_20_1">
        <text:list-item>
          <text:list>
            <text:list-item>
              <text:p text:style-name="P5">In 2017, I passed the state-certification test for Java, Javascript, HTML5, and Python. Though I mostly only know Python and Java.</text:p>
            </text:list-item>
          </text:list>
        </text:list-item>
      </text:list>
      <text:h text:style-name="P3" text:outline-level="3">Work Experience</text:h>
      <text:p text:style-name="Standard"><text:s text:c="4"/><text:span text:style-name="T2">Winter 2019-2020; Winter 2021-2023 Physical therapy tech at Mountain Land</text:span> </text:p>
      <text:p text:style-name="Standard"><text:s text:c="4"/>• Help train patients how to exercise their body to help recovery.</text:p>
      <text:p text:style-name="Standard"><text:s text:c="4"/>• Care for patients <text:span text:style-name="T5">including talking to them and helping elderly move around.</text:span></text:p>
      <text:p text:style-name="Standard"><text:s text:c="4"/>• Secretarial work such as scheduling, health forms, and insurance.</text:p>
      <text:p text:style-name="Standard"><text:s text:c="4"/>• Maintaining and creating a clean, sterile, and safe environment.</text:p>
      <text:p text:style-name="Standard"><text:s text:c="4"/><text:span text:style-name="T2">Summer 2019 Youth Assistant at HAFB Youth Center</text:span></text:p>
      <text:p text:style-name="Standard"><text:s text:c="4"/>• I watch kids at a day-care center.</text:p>
      <text:p text:style-name="Standard"><text:s text:c="4"/>• I administer daily necessities to kids at the center.</text:p>
      <text:p text:style-name="Standard"><text:s text:c="4"/>• I build trusting relationships with youth to help make sure their family life is healthy.</text:p>
      <text:p text:style-name="Standard"><text:s text:c="4"/><text:span text:style-name="T2">Summer 2018-Spring 2019, Mathnasium Tutor </text:span><text:s text:c="2"/></text:p>
      <text:p text:style-name="Standard"><text:s text:c="4"/>• Worked with kids.</text:p>
      <text:p text:style-name="Standard"><text:s text:c="4"/>• Learned how to communicate effectively. <text:s text:c="6"/></text:p>
      <text:p text:style-name="Standard"><text:s text:c="4"/>• Knowledgeable in Math and teaching Math.</text:p>
      <text:p text:style-name="Standard"><text:s text:c="5"/>Summer 2017 - Farmington City Lifeguard </text:p>
      <text:p text:style-name="Standard"><text:s text:c="4"/>• <text:s/>Recertified in CPR, Waterpark, and First-Aid.</text:p>
      <text:p text:style-name="Standard"><text:s text:c="4"/>• Comfortable with working holidays and weekends.</text:p>
      <text:p text:style-name="Standard"><text:s text:c="4"/>• Ensure patron safety through first-aid skills, enforcing rules, and scanning water.</text:p>
      <text:p text:style-name="Standard"><text:s text:c="4"/>• Cleaned pool deck and locker rooms for a more organized work environment.</text:p>
      <text:p text:style-name="Standard"><text:s text:c="4"/><text:span text:style-name="T2">Summer 2016 - Layton Surf ‘n’ Swim Lifeguard</text:span></text:p>
      <text:p text:style-name="Standard"><text:s text:c="4"/>• Learned how to work with others and complaints.</text:p>
      <text:p text:style-name="Standard"><text:s text:c="4"/>• Learned how to cope with long, hot shifts and persevering.</text:p>
      <text:p text:style-name="Standard"><text:s text:c="4"/><text:span text:style-name="T2">Fall 2014 - Fall 2017, UYSA Soccer Referee</text:span></text:p>
      <text:p text:style-name="Standard"><text:s text:c="4"/>• Reliable- accurately make calls that are defiant to what coaches, players, or parents may think.</text:p>
      <text:p text:style-name="Standard"><text:s text:c="4"/>• Responsible- shows up on time with the correct equipment.</text:p>
      <text:p text:style-name="Standard"><text:s text:c="4"/>• Knowledgeable- understands the rules of soccer and enforces them with coaches, players, and parents.</text:p>
      <text:h text:style-name="P2" text:outline-level="1"><text:soft-page-break/>Extra-Curricular Activities</text:h>
      <text:p text:style-name="Standard"><text:s text:c="4"/>• Northridge High School Tennis Team 2016-present.</text:p>
      <text:p text:style-name="Standard"><text:s text:c="4"/>• Played soccer for 6 years.</text:p>
      <text:p text:style-name="Standard"><text:s text:c="4"/>• Northridge Volleyball team during Senior year.</text:p>
      <text:p text:style-name="Standard"><text:s text:c="4"/>• Served a religious mission for 2 years learning to speak Spanish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13:10:49.653118049</meta:creation-date>
    <dc:date>2022-01-24T15:23:15.227619252</dc:date>
    <meta:editing-duration>PT14M18S</meta:editing-duration>
    <meta:editing-cycles>4</meta:editing-cycles>
    <meta:generator>LibreOffice/7.2.5.2.0$Linux_X86_64 LibreOffice_project/20$Build-2</meta:generator>
    <meta:document-statistic meta:table-count="0" meta:image-count="0" meta:object-count="0" meta:page-count="2" meta:paragraph-count="46" meta:word-count="387" meta:character-count="2519" meta:non-whitespace-character-count="2021"/>
  </office:meta>
</office:document-meta>
</file>